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5"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normal" style:font-name-asian="Lato" style:font-size-asian="13pt" style:font-style-asian="italic" style:font-weight-asian="normal" style:font-name-complex="Lato" style:font-size-complex="13pt" style:font-style-complex="italic" style:font-weight-complex="normal"/>
    </style:style>
    <style:style style:name="T6" style:family="text">
      <style:text-properties fo:font-variant="small-caps" fo:color="#7890cd"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7890cd"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ato" fo:font-size="13pt" fo:letter-spacing="normal" fo:font-style="italic" style:text-underline-style="none" fo:font-weight="bold" style:font-name-asian="Lato" style:font-size-asian="13pt" style:font-style-asian="italic" style:font-weight-asian="bold" style:font-name-complex="Lato" style:font-size-complex="13pt" style:font-style-complex="italic" style:font-weight-complex="bold"/>
    </style:style>
    <style:style style:name="T9" style:family="text">
      <style:text-properties fo:font-variant="normal" fo:text-transform="none" fo:color="#ffffff" style:text-line-through-style="none" style:text-line-through-type="none" style:text-position="0% 100%" style:font-name="Lato" fo:font-size="13pt" fo:letter-spacing="normal" fo:font-style="normal" style:text-underline-style="solid" style:text-underline-width="auto" style:text-underline-color="font-color" fo:font-weight="bold" style:font-name-asian="Lato" style:font-size-asian="13pt" style:font-style-asian="normal" style:font-weight-asian="bold" style:font-name-complex="Lato" style:font-size-complex="13pt" style:font-style-complex="normal" style:font-weight-complex="bold"/>
    </style:style>
    <style:style style:name="T10" style:family="text">
      <style:text-properties fo:font-variant="normal" fo:text-transform="none" fo:color="#ffffff" style:text-line-through-style="none" style:text-line-through-type="none" style:text-position="0% 100%" style:font-name="Lato" fo:font-size="13pt" fo:letter-spacing="normal" fo:font-style="italic" style:text-underline-style="solid" style:text-underline-width="auto" style:text-underline-color="font-color" fo:font-weight="bold" style:font-name-asian="Lato" style:font-size-asian="13pt" style:font-style-asian="italic" style:font-weight-asian="bold" style:font-name-complex="Lato" style:font-size-complex="13pt" style:font-style-complex="italic" style:font-weight-complex="bold"/>
    </style:style>
    <style:style style:name="T11" style:family="text">
      <style:text-properties fo:font-variant="normal" fo:text-transform="none" fo:color="#ffffff" style:text-line-through-style="none" style:text-line-through-type="none" style:text-position="0% 100%" style:font-name="Lato" fo:font-size="13pt" fo:letter-spacing="normal" fo:font-style="normal" style:text-underline-style="solid" style:text-underline-width="auto" style:text-underline-color="font-color" fo:font-weight="normal" style:font-name-asian="Lato" style:font-size-asian="13pt" style:font-style-asian="normal" style:font-weight-asian="normal" style:font-name-complex="Lato" style:font-size-complex="13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Montserrat" fo:font-size="24pt" fo:letter-spacing="normal" fo:font-style="italic" style:text-underline-style="none" fo:font-weight="normal" style:font-name-asian="Montserrat" style:font-size-asian="24pt" style:font-style-asian="italic" style:font-weight-asian="normal" style:font-name-complex="Montserrat" style:font-size-complex="24pt" style:font-style-complex="italic" style:font-weight-complex="normal"/>
    </style:style>
    <style:style style:name="T13" style:family="text">
      <style:text-properties fo:font-variant="normal" fo:text-transform="none" fo:color="#ffffff" style:text-line-through-style="none" style:text-line-through-type="none" style:text-position="0% 100%" style:font-name="Lato" fo:font-size="13pt" fo:letter-spacing="normal" fo:font-style="italic" style:text-underline-style="solid" style:text-underline-width="auto" style:text-underline-color="font-color" fo:font-weight="normal" style:font-name-asian="Lato" style:font-size-asian="13pt" style:font-style-asian="italic" style:font-weight-asian="normal" style:font-name-complex="Lato" style:font-size-complex="13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6"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7" style:family="text">
      <style:text-properties fo:font-variant="normal" fo:text-transform="none" fo:color="#ffffff" style:text-line-through-style="none" style:text-line-through-type="none" style:text-position="0% 100%" style:font-name="Arial" fo:font-size="9pt" fo:letter-spacing="normal"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8" style:family="text">
      <style:text-properties fo:font-variant="normal" fo:text-transform="none" fo:color="#ffffff"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442cm" text:min-label-width="0.8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Who’s righteousness Paul?</text:span></text:p>
          </draw:text-box>
        </draw:frame>
        <draw:frame draw:name="Google Shape;135;p13" presentation:style-name="pr2" draw:text-style-name="P3" draw:layer="layout" svg:width="9.64cm" svg:height="1.405cm" svg:x="14.122cm" svg:y="10.903cm" presentation:class="subtitle" presentation:user-transformed="true">
          <draw:text-box>
            <text:p text:style-name="P1"><text:span text:style-name="T2">Is righteousness imputed?</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3">The whole basis of Christianity is based on a Greek translation of Genesis 15:6</text:span></text:p>
          </draw:text-box>
        </draw:frame>
        <draw:frame draw:name="Google Shape;141;p14" presentation:style-name="pr5" draw:text-style-name="P9" draw:layer="layout" svg:width="19.552cm" svg:height="9.481cm" svg:x="3.604cm" svg:y="4.354cm" presentation:class="outline" presentation:user-transformed="true">
          <draw:text-box>
            <text:p text:style-name="P6"><text:span text:style-name="T4">Brenton’s:</text:span><text:span text:style-name="T2"><text:line-break/></text:span><text:span text:style-name="T5">And Abram believed God, and it was counted to him for righteousness.</text:span></text:p>
            <text:p text:style-name="P7"><text:span text:style-name="T4">KJV:</text:span><text:span text:style-name="T2"><text:line-break/></text:span><text:span text:style-name="T5"> And he believed in the LORD; and he counted it to him for righteousness.</text:span></text:p>
            <text:p text:style-name="P8"><text:span text:style-name="T2">Brenton’s is pretty much a word for word translation of the Greek septuagint. The interesting thing is even though modern translators use the </text:span><text:span text:style-name="T5">Masoretic</text:span><text:span text:style-name="T2"> manuscripts, they base many of their presuppositions on theological constructs that go back millenia. That includes this single verse, that I believe is a mistranslation of a simple Hebrew idiom.</text:span></text:p>
          </draw:text-box>
        </draw:frame>
        <presentation:notes draw:style-name="dp2">
          <draw:page-thumbnail draw:name="Google Shape;137;gdd7116ee61_0_125:notes" draw:style-name="gr1" draw:layer="layout" svg:width="16.932cm" svg:height="9.524cm" svg:x="1.059cm" svg:y="1.905cm" draw:page-number="2" presentation:class="page"/>
          <draw:frame draw:name="Google Shape;138;gdd7116ee61_0_125: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146;p15" presentation:style-name="pr4" draw:text-style-name="P5" draw:layer="layout" svg:width="19.552cm" svg:height="2.538cm" svg:x="3.604cm" svg:y="1.094cm" presentation:class="title" presentation:user-transformed="true">
          <draw:text-box>
            <text:p text:style-name="P1"><text:span text:style-name="T3">Both of these add numerous words to create a context that doesn’t match the context.</text:span></text:p>
          </draw:text-box>
        </draw:frame>
        <draw:frame draw:name="Google Shape;147;p15" presentation:style-name="pr5" draw:text-style-name="P9" draw:layer="layout" svg:width="19.552cm" svg:height="9.357cm" svg:x="3.604cm" svg:y="4.354cm" presentation:class="outline" presentation:user-transformed="true">
          <draw:text-box>
            <text:p text:style-name="P6"><text:span text:style-name="T2">[Gen 15:4-6 KJV] And, behold, the word of Yah unto him, saying, This shall not be thine heir; but he that shall come forth out of thine own bowels shall be thine heir. And he brought him forth abroad, and said, Look now toward heaven, and tell the stars, if thou be able to number them: and he said unto him, So shall thy seed be. (Abram) </text:span><text:span text:style-name="T4">trusted Yah counted him (Yah) <text:s/>just</text:span><text:span text:style-name="T2">.</text:span></text:p>
            <text:p text:style-name="P8"><text:span text:style-name="T2">My intent is to prove that is the correct translation of the verse - based both on the context and the actual words used in the verse. The Septuagint that Paul uses </text:span><text:span text:style-name="T5">one verse</text:span><text:span text:style-name="T2"> out of context has caused 2000 years of bad theology - that Yah counts someone righteous by what they believe, not what they do. The way James (Yakov) dealt with this was to correct the idea using the bad translation. Going to the context, showing that Abraham obeyed God.</text:span><text:span text:style-name="T2"><text:line-break/></text:span><text:span text:style-name="T2"><text:line-break/></text:span><text:span text:style-name="T2">However in this last hour, the Ruach is leading me to reveal a deeper truth - and it’s not me alone, not for my glory.</text:span></text:p>
          </draw:text-box>
        </draw:frame>
        <presentation:notes draw:style-name="dp2">
          <draw:page-thumbnail draw:name="Google Shape;143;gdd7116ee61_0_132:notes" draw:style-name="gr1" draw:layer="layout" svg:width="16.932cm" svg:height="9.524cm" svg:x="1.059cm" svg:y="1.905cm" draw:page-number="3" presentation:class="page"/>
          <draw:frame draw:name="Google Shape;144;gdd7116ee61_0_132:notes" presentation:style-name="pr7" draw:text-style-name="P4" draw:layer="layout" svg:width="15.239cm" svg:height="11.429cm" svg:x="1.905cm" svg:y="12.065cm" presentation:class="notes" presentation:placeholder="true" presentation:user-transformed="true">
            <draw:text-box/>
          </draw:frame>
        </presentation:notes>
      </draw:page>
      <draw:page draw:name="The Hebrew words and their interlinear" draw:style-name="dp1" draw:master-page-name="TITLE_5f_AND_5f_BODY" presentation:presentation-page-layout-name="AL2T1">
        <draw:frame draw:name="Google Shape;152;p16" presentation:style-name="pr4" draw:text-style-name="P5" draw:layer="layout" svg:width="19.552cm" svg:height="2.538cm" svg:x="3.604cm" svg:y="1.094cm" presentation:class="title" presentation:user-transformed="true">
          <draw:text-box>
            <text:p text:style-name="P1"><text:span text:style-name="T3">The Hebrew words and their interlinear</text:span></text:p>
          </draw:text-box>
        </draw:frame>
        <draw:frame draw:name="Google Shape;153;p16" presentation:style-name="pr5" draw:text-style-name="P9" draw:layer="layout" svg:width="19.552cm" svg:height="11.041cm" svg:x="3.604cm" svg:y="2.753cm" presentation:class="outline" presentation:user-transformed="true">
          <draw:text-box>
            <text:p text:style-name="P6"><text:span text:style-name="T2">וְהֶאֱמִן בַּֽיהוָה וַיַּחְשְׁבֶהָ לּוֹ צְדָקָֽה׃</text:span></text:p>
            <text:p text:style-name="P7"><text:span text:style-name="T6"><text:a xlink:href="https://www.blueletterbible.org/lang/lexicon/lexicon.cfm?Strongs=H539&amp;t=KJV" xlink:type="simple">H</text:a></text:span><text:span text:style-name="T7"><text:a xlink:href="https://www.blueletterbible.org/lang/lexicon/lexicon.cfm?Strongs=H539&amp;t=KJV" xlink:type="simple">539</text:a></text:span><text:span text:style-name="T2"><text:s/>- </text:span><text:span text:style-name="T6"><text:a xlink:href="https://www.blueletterbible.org/lang/lexicon/lexicon.cfm?Strongs=H3068&amp;t=KJV" xlink:type="simple">h</text:a></text:span><text:span text:style-name="T7"><text:a xlink:href="https://www.blueletterbible.org/lang/lexicon/lexicon.cfm?Strongs=H3068&amp;t=KJV" xlink:type="simple">3068</text:a></text:span><text:span text:style-name="T2"><text:s/>- </text:span><text:span text:style-name="T6"><text:a xlink:href="https://www.blueletterbible.org/lang/lexicon/lexicon.cfm?Strongs=H2803&amp;t=KJV" xlink:type="simple">h</text:a></text:span><text:span text:style-name="T7"><text:a xlink:href="https://www.blueletterbible.org/lang/lexicon/lexicon.cfm?Strongs=H2803&amp;t=KJV" xlink:type="simple">2803</text:a></text:span><text:span text:style-name="T2"><text:s/>- (NO NUMBER) - </text:span><text:span text:style-name="T6"><text:a xlink:href="https://www.blueletterbible.org/lang/lexicon/lexicon.cfm?Strongs=H6666&amp;t=KJV" xlink:type="simple">h</text:a></text:span><text:span text:style-name="T7"><text:a xlink:href="https://www.blueletterbible.org/lang/lexicon/lexicon.cfm?Strongs=H6666&amp;t=KJV" xlink:type="simple">6666</text:a></text:span></text:p>
            <text:p text:style-name="P7"><text:span text:style-name="T2">H539 -&gt; trust</text:span></text:p>
            <text:p text:style-name="P7"><text:span text:style-name="T2">H3068 -&gt; YHVH</text:span></text:p>
            <text:p text:style-name="P7"><text:span text:style-name="T2">H2803 -&gt; accounted</text:span></text:p>
            <text:p text:style-name="P7"><text:span text:style-name="T2">(NO NUMBER) -&gt; Him</text:span></text:p>
            <text:p text:style-name="P7"><text:span text:style-name="T2">H6666 -&gt; Just or righteous</text:span></text:p>
            <text:p text:style-name="P8"><text:span text:style-name="T2">It says </text:span><text:span text:style-name="T5">nothing</text:span><text:span text:style-name="T2"> about Abram being accounted righteous, the context therefore goes back to the prior verse. YHVH made a promise, and Abram trusted that promise because Yah is counted just.</text:span></text:p>
          </draw:text-box>
        </draw:frame>
        <presentation:notes draw:style-name="dp2">
          <draw:page-thumbnail draw:name="Google Shape;149;gdd7116ee61_0_138:notes" draw:style-name="gr1" draw:layer="layout" svg:width="16.932cm" svg:height="9.524cm" svg:x="1.059cm" svg:y="1.905cm" draw:page-number="4" presentation:class="page"/>
          <draw:frame draw:name="Google Shape;150;gdd7116ee61_0_138:notes" presentation:style-name="pr8" draw:text-style-name="P4" draw:layer="layout" svg:width="15.239cm" svg:height="11.429cm" svg:x="1.905cm" svg:y="12.065cm" presentation:class="notes" presentation:placeholder="true" presentation:user-transformed="true">
            <draw:text-box/>
          </draw:frame>
        </presentation:notes>
      </draw:page>
      <draw:page draw:name="From an Academia article" draw:style-name="dp1" draw:master-page-name="TITLE_5f_AND_5f_BODY" presentation:presentation-page-layout-name="AL2T1">
        <draw:frame draw:name="Google Shape;158;p17" presentation:style-name="pr4" draw:text-style-name="P5" draw:layer="layout" svg:width="19.552cm" svg:height="2.538cm" svg:x="3.604cm" svg:y="1.094cm" presentation:class="title" presentation:user-transformed="true">
          <draw:text-box>
            <text:p text:style-name="P1"><text:span text:style-name="T3">From an Academia article</text:span></text:p>
          </draw:text-box>
        </draw:frame>
        <draw:frame draw:name="Google Shape;159;p17" presentation:style-name="pr5" draw:text-style-name="P9" draw:layer="layout" svg:width="19.552cm" svg:height="8.086cm" svg:x="3.604cm" svg:y="4.354cm" presentation:class="outline" presentation:user-transformed="true">
          <draw:text-box>
            <text:p text:style-name="P6"><text:span text:style-name="T2">To show this is not </text:span><text:span text:style-name="T5">private interpretation </text:span><text:span text:style-name="T2"><text:s/>- here is someone who uploaded an enormous gem to Academia. (link in description)</text:span></text:p>
            <text:p text:style-name="P8"><text:span text:style-name="T2">https://www.academia.edu/33326228/Whose_Righteousness_Gods_or_Abrams_Another_look_at_Genesis_15_6</text:span></text:p>
          </draw:text-box>
        </draw:frame>
        <presentation:notes draw:style-name="dp2">
          <draw:page-thumbnail draw:name="Google Shape;155;gdd7116ee61_0_148:notes" draw:style-name="gr1" draw:layer="layout" svg:width="16.932cm" svg:height="9.524cm" svg:x="1.059cm" svg:y="1.905cm" draw:page-number="5" presentation:class="page"/>
          <draw:frame draw:name="Google Shape;156;gdd7116ee61_0_148:notes" presentation:style-name="pr9" draw:text-style-name="P4" draw:layer="layout" svg:width="15.239cm" svg:height="11.429cm" svg:x="1.905cm" svg:y="12.065cm" presentation:class="notes" presentation:placeholder="true" presentation:user-transformed="true">
            <draw:text-box/>
          </draw:frame>
        </presentation:notes>
      </draw:page>
      <draw:page draw:name="Though Paul was wrong on much - his reading of the verse..." draw:style-name="dp1" draw:master-page-name="TITLE_5f_AND_5f_BODY" presentation:presentation-page-layout-name="AL2T1">
        <draw:frame draw:name="Google Shape;164;p18" presentation:style-name="pr4" draw:text-style-name="P5" draw:layer="layout" svg:width="19.552cm" svg:height="2.538cm" svg:x="3.604cm" svg:y="1.094cm" presentation:class="title" presentation:user-transformed="true">
          <draw:text-box>
            <text:p text:style-name="P1"><text:span text:style-name="T3">Though Paul was wrong on much - his reading of the verse...</text:span></text:p>
          </draw:text-box>
        </draw:frame>
        <draw:frame draw:name="Google Shape;165;p18" presentation:style-name="pr5" draw:text-style-name="P9" draw:layer="layout" svg:width="19.552cm" svg:height="10.326cm" svg:x="3.604cm" svg:y="3.633cm" presentation:class="outline" presentation:user-transformed="true">
          <draw:text-box>
            <text:p text:style-name="P6"><text:span text:style-name="T2">Paul’s rendering of the verse matches the Greek Septuagint and Paul loved to quote from that numerous times, especially when it benefitted him. The problem (and this is Paul’s fault) is that he repeatedly quotes passages completely out of context to build his own fortress of faith alone. </text:span></text:p>
            <text:p text:style-name="P7"><text:span text:style-name="T2">It wasn’t as if Paul wasn’t familiar with the Masoretic - he quotes it when it benefits him. Like in Romans 9:33</text:span></text:p>
            <text:p text:style-name="P7"><text:span text:style-name="T4">As it is written, </text:span><text:span text:style-name="T5">Behold, I lay in Sion a stumblingstone and rock of offence: </text:span><text:span text:style-name="T2">and</text:span><text:span text:style-name="T5"> whosoever believeth on him shall not be ashamed.</text:span></text:p>
            <text:p text:style-name="P7"><text:span text:style-name="T2">Whenever you see this in the New Testament? Check their statements. Is it really written like this?</text:span></text:p>
            <text:p text:style-name="P8"><text:span text:style-name="T2">Paul joins two disparate and completely different passages together to make his point - but he also does so from </text:span><text:span text:style-name="T4">TWO DIFFERENT</text:span><text:span text:style-name="T2"> versions. The Greek Septuagint and the Hebrew Masoretic.</text:span></text:p>
          </draw:text-box>
        </draw:frame>
        <presentation:notes draw:style-name="dp2">
          <draw:page-thumbnail draw:name="Google Shape;161;gdd7116ee61_0_154:notes" draw:style-name="gr1" draw:layer="layout" svg:width="16.932cm" svg:height="9.524cm" svg:x="1.059cm" svg:y="1.905cm" draw:page-number="6" presentation:class="page"/>
          <draw:frame draw:name="Google Shape;162;gdd7116ee61_0_154:notes" presentation:style-name="pr10" draw:text-style-name="P4" draw:layer="layout" svg:width="15.239cm" svg:height="11.429cm" svg:x="1.905cm" svg:y="12.065cm" presentation:class="notes" presentation:placeholder="true" presentation:user-transformed="true">
            <draw:text-box/>
          </draw:frame>
        </presentation:notes>
      </draw:page>
      <draw:page draw:name="What Paul is quoting from here" draw:style-name="dp1" draw:master-page-name="TITLE_5f_AND_5f_BODY" presentation:presentation-page-layout-name="AL2T1">
        <draw:frame draw:name="Google Shape;170;p19" presentation:style-name="pr4" draw:text-style-name="P5" draw:layer="layout" svg:width="19.552cm" svg:height="2.538cm" svg:x="3.604cm" svg:y="1.094cm" presentation:class="title" presentation:user-transformed="true">
          <draw:text-box>
            <text:p text:style-name="P1"><text:span text:style-name="T3">What Paul is quoting from here</text:span></text:p>
          </draw:text-box>
        </draw:frame>
        <draw:frame draw:name="Google Shape;171;p19" presentation:style-name="pr5" draw:text-style-name="P9" draw:layer="layout" svg:width="19.552cm" svg:height="11.433cm" svg:x="3.604cm" svg:y="2.361cm" presentation:class="outline" presentation:user-transformed="true">
          <draw:text-box>
            <text:p text:style-name="P6"><text:span text:style-name="T4">KJV Isaiah 8:14</text:span><text:span text:style-name="T2"><text:line-break/></text:span><text:span text:style-name="T2">And he shall be for a sanctuary; but for </text:span><text:span text:style-name="T4">a stone of stumbling and for a rock of offence</text:span><text:span text:style-name="T2"> to both the houses of Israel, for a gin and for a snare to the inhabitants of Jerusalem.</text:span></text:p>
            <text:p text:style-name="P7"><text:span text:style-name="T4">Brenton’s Isaiah 28:16</text:span><text:span text:style-name="T2"><text:line-break/></text:span><text:span text:style-name="T2">Behold, </text:span><text:span text:style-name="T4">I lay for the foundations of Sion</text:span><text:span text:style-name="T2"> a costly stone, a choice, a corner-stone, a precious stone, for its foundations; and </text:span><text:span text:style-name="T4">he that believes on him shall by no means be ashamed</text:span><text:span text:style-name="T2">. </text:span></text:p>
            <text:list text:style-name="L5">
              <text:list-item>
                <text:p text:style-name="P7"><text:span text:style-name="T2">These two passages have </text:span><text:span text:style-name="T5">nothing</text:span><text:span text:style-name="T2"> to do with each other.</text:span></text:p>
              </text:list-item>
              <text:list-item>
                <text:p text:style-name="P6"><text:span text:style-name="T2">Paul talking about the curse of disobedience from Torahlessness (See 8:20) doesn’t make any sense - being connected to 28:16, which is about obeying. Paul is </text:span><text:span text:style-name="T5">clearly</text:span><text:span text:style-name="T2"> cherry picking two disparate passages to support his arguments.</text:span></text:p>
              </text:list-item>
            </text:list>
            <text:p text:style-name="P10"><text:span text:style-name="T2">[Isa 28:16 KJV] Therefore thus saith the Lord GOD, Behold, I lay in Zion for a foundation a stone, a tried stone, a precious corner [stone], a sure foundation: </text:span><text:span text:style-name="T4">he that believeth shall not make haste.</text:span></text:p>
            <text:p text:style-name="P11"><text:span text:style-name="T4">Now what’s interesting? I believe this latter half is </text:span><text:span text:style-name="T8">also</text:span><text:span text:style-name="T2"> a curse.</text:span></text:p>
          </draw:text-box>
        </draw:frame>
        <presentation:notes draw:style-name="dp2">
          <draw:page-thumbnail draw:name="Google Shape;167;gdd7116ee61_0_160:notes" draw:style-name="gr1" draw:layer="layout" svg:width="16.932cm" svg:height="9.524cm" svg:x="1.059cm" svg:y="1.905cm" draw:page-number="7" presentation:class="page"/>
          <draw:frame draw:name="Google Shape;168;gdd7116ee61_0_160:notes" presentation:style-name="pr11" draw:text-style-name="P4" draw:layer="layout" svg:width="15.239cm" svg:height="11.429cm" svg:x="1.905cm" svg:y="12.065cm" presentation:class="notes" presentation:placeholder="true" presentation:user-transformed="true">
            <draw:text-box/>
          </draw:frame>
        </presentation:notes>
      </draw:page>
      <draw:page draw:name="Who should not be ashamed?" draw:style-name="dp1" draw:master-page-name="TITLE_5f_AND_5f_BODY" presentation:presentation-page-layout-name="AL2T1">
        <draw:frame draw:name="Google Shape;176;p20" presentation:style-name="pr4" draw:text-style-name="P5" draw:layer="layout" svg:width="19.552cm" svg:height="2.538cm" svg:x="3.604cm" svg:y="1.094cm" presentation:class="title" presentation:user-transformed="true">
          <draw:text-box>
            <text:p text:style-name="P1"><text:span text:style-name="T3">Who should not be ashamed?</text:span></text:p>
          </draw:text-box>
        </draw:frame>
        <draw:frame draw:name="Google Shape;177;p20" presentation:style-name="pr5" draw:text-style-name="P9" draw:layer="layout" svg:width="19.552cm" svg:height="10.797cm" svg:x="3.604cm" svg:y="2.628cm" presentation:class="outline" presentation:user-transformed="true">
          <draw:text-box>
            <text:p text:style-name="P6"><text:span text:style-name="T2">Because of Paul’s idea of imputed righteousness - he also taught that once you </text:span><text:span text:style-name="T5">believe</text:span><text:span text:style-name="T2"> you should not feel ashamed. This is the core of his theological argument. But what is the </text:span><text:span text:style-name="T5">context</text:span><text:span text:style-name="T2"> of Isaiah 28:16?</text:span></text:p>
            <text:p text:style-name="P7"><text:span text:style-name="T2">[Isa 28:14-18 KJV] Wherefore hear the word of the LORD, ye scornful men, that rule this people which [is] in Jerusalem. Because ye have said, </text:span><text:span text:style-name="T4">We have made a covenant with death</text:span><text:span text:style-name="T2">, and with Shaul are we at agreement; when the overflowing scourge shall pass through, it shall not come unto us: for we have made lies our refuge, and under falsehood have we hid ourselves: Therefore thus saith the Lord GOD, Behold, I lay in Zion for a foundation a stone, a tried stone, a precious corner [stone], a sure foundation: </text:span><text:span text:style-name="T9">he that believeth shall not make haste.</text:span><text:span text:style-name="T2"> Judgment also will I lay to the line, and</text:span><text:span text:style-name="T4"> righteousness to the plummet</text:span><text:span text:style-name="T2">: and the hail shall sweep away the refuge of lies, and the waters shall overflow the hiding place. And </text:span><text:span text:style-name="T4">your covenant with death shall be disannulled, and your agreement with Shaul shall not stand</text:span><text:span text:style-name="T2">; when the overflowing scourge shall pass through, then ye shall be trodden down by it.</text:span></text:p>
            <text:p text:style-name="P8"><text:span text:style-name="T2">The </text:span><text:span text:style-name="T5">proper context</text:span><text:span text:style-name="T2"> of “he that believes” are those trusting in the </text:span><text:span text:style-name="T5">false covenant of Shaul</text:span><text:span text:style-name="T2">. In that they will not make </text:span><text:span text:style-name="T5">haste</text:span><text:span text:style-name="T2"> toward repenting and doing what is right. Likewise.. I do believe the Septuagint interpretation here is correct, but Paul’s out of context proof text of it, loses context. Those who see the coming of the Son, seeing the foundation being laid - do not feel ashamed, and do not repent. They stay steadfast in their covenant with death and their trusting the words of Sha’ul.</text:span></text:p>
          </draw:text-box>
        </draw:frame>
        <presentation:notes draw:style-name="dp2">
          <draw:page-thumbnail draw:name="Google Shape;173;gdd7116ee61_0_169:notes" draw:style-name="gr1" draw:layer="layout" svg:width="16.932cm" svg:height="9.524cm" svg:x="1.059cm" svg:y="1.905cm" draw:page-number="8" presentation:class="page"/>
          <draw:frame draw:name="Google Shape;174;gdd7116ee61_0_169:notes" presentation:style-name="pr12" draw:text-style-name="P4" draw:layer="layout" svg:width="15.239cm" svg:height="11.429cm" svg:x="1.905cm" svg:y="12.065cm" presentation:class="notes" presentation:placeholder="true" presentation:user-transformed="true">
            <draw:text-box/>
          </draw:frame>
        </presentation:notes>
      </draw:page>
      <draw:page draw:name="There’s way more here on righteousness" draw:style-name="dp1" draw:master-page-name="TITLE_5f_AND_5f_BODY" presentation:presentation-page-layout-name="AL2T1">
        <draw:frame draw:name="Google Shape;182;p21" presentation:style-name="pr4" draw:text-style-name="P5" draw:layer="layout" svg:width="19.552cm" svg:height="2.538cm" svg:x="3.604cm" svg:y="1.094cm" presentation:class="title" presentation:user-transformed="true">
          <draw:text-box>
            <text:p text:style-name="P1"><text:span text:style-name="T3">There’s way more here on righteousness</text:span></text:p>
          </draw:text-box>
        </draw:frame>
        <draw:frame draw:name="Google Shape;183;p21" presentation:style-name="pr5" draw:text-style-name="P9" draw:layer="layout" svg:width="19.552cm" svg:height="11.105cm" svg:x="3.604cm" svg:y="2.566cm" presentation:class="outline" presentation:user-transformed="true">
          <draw:text-box>
            <text:p text:style-name="P6"><text:span text:style-name="T5">Judgment also will I lay to the line, and</text:span><text:span text:style-name="T8"> righteousness to the plummet</text:span><text:span text:style-name="T5">: </text:span></text:p>
            <text:p text:style-name="P7"><text:span text:style-name="T2">In the coming judgement he will make </text:span><text:span text:style-name="T5">righteousness</text:span><text:span text:style-name="T2"> the plummet. If you believe in Paul’s covering of righteousness you are dead. <text:s/>This from the New Testament;</text:span></text:p>
            <text:p text:style-name="P8"><text:span text:style-name="T2">[1Jo 3:7 NKJV] Little children, let no one deceive you. He who practices righteousness is righteous, just as He is righteous.</text:span><text:span text:style-name="T2"><text:line-break/></text:span><text:span text:style-name="T2"><text:line-break/></text:span><text:span text:style-name="T2">The reason John wrote this is to deal with Paul’s idea of </text:span><text:span text:style-name="T5">accounted righteousness by faith and no works.</text:span><text:span text:style-name="T2"> This is the Christian Gospel. That Father doesn’t see you, he sees Jesus behind a </text:span><text:span text:style-name="T5">shield of faith.</text:span><text:span text:style-name="T2"> Now, a brother showed me something very interesting - but first in regards to righteousness I think it’s important to reveal Paul’s anti-shema.</text:span></text:p>
          </draw:text-box>
        </draw:frame>
        <presentation:notes draw:style-name="dp2">
          <draw:page-thumbnail draw:name="Google Shape;179;gdd7116ee61_0_175:notes" draw:style-name="gr1" draw:layer="layout" svg:width="16.932cm" svg:height="9.524cm" svg:x="1.059cm" svg:y="1.905cm" draw:page-number="9" presentation:class="page"/>
          <draw:frame draw:name="Google Shape;180;gdd7116ee61_0_175:notes" presentation:style-name="pr13" draw:text-style-name="P4" draw:layer="layout" svg:width="15.239cm" svg:height="11.429cm" svg:x="1.905cm" svg:y="12.065cm" presentation:class="notes" presentation:placeholder="true" presentation:user-transformed="true">
            <draw:text-box/>
          </draw:frame>
        </presentation:notes>
      </draw:page>
      <draw:page draw:name="Hear O’ Israel (shema Y’israel)" draw:style-name="dp1" draw:master-page-name="TITLE_5f_AND_5f_BODY" presentation:presentation-page-layout-name="AL2T1">
        <draw:frame draw:name="Google Shape;188;p22" presentation:style-name="pr4" draw:text-style-name="P5" draw:layer="layout" svg:width="19.552cm" svg:height="2.538cm" svg:x="3.604cm" svg:y="1.094cm" presentation:class="title" presentation:user-transformed="true">
          <draw:text-box>
            <text:p text:style-name="P1"><text:span text:style-name="T3">Hear O’ Israel (shema Y’israel)</text:span></text:p>
          </draw:text-box>
        </draw:frame>
        <draw:frame draw:name="Google Shape;189;p22" presentation:style-name="pr5" draw:text-style-name="P9" draw:layer="layout" svg:width="19.552cm" svg:height="10.735cm" svg:x="3.604cm" svg:y="2.566cm" presentation:class="outline" presentation:user-transformed="true">
          <draw:text-box>
            <text:p text:style-name="P6"><text:span text:style-name="T2">The greatest mitzvot (commandment) according to Yeshua is the </text:span><text:span text:style-name="T5">shema</text:span><text:span text:style-name="T2"> - to love the Father with all your heart, with all your might, with all your mind. </text:span></text:p>
            <text:p text:style-name="P7"><text:span text:style-name="T2">[Deu 6:4-10 KJV] </text:span><text:span text:style-name="T9">Hear</text:span><text:span text:style-name="T4">, O Israel</text:span><text:span text:style-name="T2">: The LORD our God [is] one LORD: And thou shalt love the LORD thy God with all thine </text:span><text:span text:style-name="T10">heart</text:span><text:span text:style-name="T2">, and with all thy </text:span><text:span text:style-name="T9">soul</text:span><text:span text:style-name="T2">, and with all thy </text:span><text:span text:style-name="T9">might</text:span><text:span text:style-name="T2">. And these words, which I command thee this day, shall be in thine </text:span><text:span text:style-name="T11">heart</text:span><text:span text:style-name="T2">: And thou shalt teach them diligently unto thy children, and shalt talk of them when thou sittest in thine house, and when thou walkest by the way, and when thou liest down, and when thou risest up. And thou shalt bind them for a sign upon thine hand, and they shall be as frontlets between thine </text:span><text:span text:style-name="T9">eyes</text:span><text:span text:style-name="T2">. And thou shalt write them upon the posts of thy house, and on thy gates. And it shall be, when the LORD thy God shall have brought thee into the land which he sware unto thy fathers, to Abraham, to Isaac, and to Jacob, to give thee great and goodly cities, which thou buildedst not,</text:span></text:p>
            <text:p text:style-name="P8"><text:span text:style-name="T4">And from prophecy:</text:span><text:span text:style-name="T4"><text:line-break/></text:span><text:span text:style-name="T2">[Deu 29:4 KJV] Yet the LORD hath not </text:span><text:span text:style-name="T4">given you an </text:span><text:span text:style-name="T9">heart</text:span><text:span text:style-name="T4"> to perceive, and </text:span><text:span text:style-name="T9">eyes</text:span><text:span text:style-name="T4"> to see, and </text:span><text:span text:style-name="T9">ears</text:span><text:span text:style-name="T4"> to hear,</text:span><text:span text:style-name="T2"> unto this day.</text:span><text:span text:style-name="T2"><text:line-break/></text:span><text:span text:style-name="T2">[Act 7:51 KJV] Ye stiffnecked and </text:span><text:span text:style-name="T4">uncircumcised in </text:span><text:span text:style-name="T9">heart</text:span><text:span text:style-name="T4"> and </text:span><text:span text:style-name="T9">ears</text:span><text:span text:style-name="T2">, ye do always resist the Holy Ghost: as your fathers [did], so [do] ye.</text:span><text:span text:style-name="T2"><text:line-break/></text:span><text:span text:style-name="T2">[Jer 6:10 KJV] To whom shall I speak, and give warning, that they may hear? b</text:span><text:span text:style-name="T4">ehold, their </text:span><text:span text:style-name="T9">ear</text:span><text:span text:style-name="T4"> [is] uncircumcised, and they </text:span><text:span text:style-name="T9">cannot hearken</text:span><text:span text:style-name="T2">: behold, the word of the LORD is unto them a reproach; they have no delight in it.</text:span></text:p>
          </draw:text-box>
        </draw:frame>
        <presentation:notes draw:style-name="dp2">
          <draw:page-thumbnail draw:name="Google Shape;185;gdd7116ee61_0_181:notes" draw:style-name="gr1" draw:layer="layout" svg:width="16.932cm" svg:height="9.524cm" svg:x="1.059cm" svg:y="1.905cm" draw:page-number="10" presentation:class="page"/>
          <draw:frame draw:name="Google Shape;186;gdd7116ee61_0_181:notes" presentation:style-name="pr14" draw:text-style-name="P4" draw:layer="layout" svg:width="15.239cm" svg:height="11.429cm" svg:x="1.905cm" svg:y="12.065cm" presentation:class="notes" presentation:placeholder="true" presentation:user-transformed="true">
            <draw:text-box/>
          </draw:frame>
        </presentation:notes>
      </draw:page>
      <draw:page draw:name="The Torah is something that involves our whole being" draw:style-name="dp1" draw:master-page-name="TITLE_5f_AND_5f_BODY" presentation:presentation-page-layout-name="AL2T1">
        <draw:frame draw:name="Google Shape;194;p23" presentation:style-name="pr4" draw:text-style-name="P5" draw:layer="layout" svg:width="19.552cm" svg:height="2.538cm" svg:x="3.604cm" svg:y="1.094cm" presentation:class="title" presentation:user-transformed="true">
          <draw:text-box>
            <text:p text:style-name="P1"><text:span text:style-name="T3">The Torah is something that involves our </text:span><text:span text:style-name="T12">whole being</text:span></text:p>
          </draw:text-box>
        </draw:frame>
        <draw:frame draw:name="Google Shape;195;p23" presentation:style-name="pr5" draw:text-style-name="P9" draw:layer="layout" svg:width="19.552cm" svg:height="10.817cm" svg:x="3.604cm" svg:y="3.182cm" presentation:class="outline" presentation:user-transformed="true">
          <draw:text-box>
            <text:p text:style-name="P6"><text:span text:style-name="T2">thou shalt love the LORD thy God with all thine </text:span><text:span text:style-name="T10">heart</text:span><text:span text:style-name="T2">, and with all thy </text:span><text:span text:style-name="T9">soul</text:span><text:span text:style-name="T2">, and with all thy </text:span><text:span text:style-name="T9">might</text:span><text:span text:style-name="T2">.</text:span></text:p>
            <text:p text:style-name="P7"><text:span text:style-name="T2">Hearing Torah, turning to it with all your heart, with all your soul, with all your might. This is what is meant by, “hear O, Israel” - now that warnings that Yah has to circumcise our ears to hear is absolutely true. But the question is - WHOM does he circumcise to </text:span><text:span text:style-name="T5">hear and do Torah</text:span><text:span text:style-name="T2">?</text:span></text:p>
            <text:p text:style-name="P7"><text:span text:style-name="T2">[Psa 51:17 KJV] The sacrifices of God [are] a broken spirit: a broken and a contrite heart, O God, thou wilt not despise.</text:span></text:p>
            <text:p text:style-name="P7"><text:span text:style-name="T2">[Psa 34:18 KJV] The LORD [is] nigh unto them that are of a broken heart; and saveth such as be of a contrite spirit.</text:span></text:p>
            <text:p text:style-name="P7"><text:span text:style-name="T2">[Isa 57:15 KJV] For thus saith the high and lofty One that inhabiteth eternity, whose name [is] Holy; I dwell in the high and holy [place], with him also [that is] of a contrite and humble spirit, to revive the spirit of the humble, and to revive the heart of the contrite ones.</text:span></text:p>
            <text:p text:style-name="P7"><text:span text:style-name="T2">If you approach him showing unwarranted mercy to others, forgiving those who’ve wronged you - even if they haven’t stopped wronging you. Haven’t repented.</text:span></text:p>
            <text:p text:style-name="P7"><text:span text:style-name="T2">To the merciful, he will show mercy. (Paulianity is wrong)</text:span></text:p>
            <text:p text:style-name="P7"><text:span text:style-name="T2">To the forgiving, they will be forgiven. (Not by faith alone)</text:span></text:p>
            <text:p text:style-name="P8"><text:span text:style-name="T2">To those who right the wrongs? Father will open their ears to hear Torah and give them a Ruach willing and able to do it.</text:span></text:p>
          </draw:text-box>
        </draw:frame>
        <presentation:notes draw:style-name="dp2">
          <draw:page-thumbnail draw:name="Google Shape;191;gdd7116ee61_0_190:notes" draw:style-name="gr1" draw:layer="layout" svg:width="16.932cm" svg:height="9.524cm" svg:x="1.059cm" svg:y="1.905cm" draw:page-number="11" presentation:class="page"/>
          <draw:frame draw:name="Google Shape;192;gdd7116ee61_0_190:notes" presentation:style-name="pr15" draw:text-style-name="P4" draw:layer="layout" svg:width="15.239cm" svg:height="11.429cm" svg:x="1.905cm" svg:y="12.065cm" presentation:class="notes" presentation:placeholder="true" presentation:user-transformed="true">
            <draw:text-box/>
          </draw:frame>
        </presentation:notes>
      </draw:page>
      <draw:page draw:name="Now let’s examine Paul’s anti-shema" draw:style-name="dp1" draw:master-page-name="TITLE_5f_AND_5f_BODY" presentation:presentation-page-layout-name="AL2T1">
        <draw:frame draw:name="Google Shape;200;p24" presentation:style-name="pr4" draw:text-style-name="P5" draw:layer="layout" svg:width="19.552cm" svg:height="2.538cm" svg:x="3.604cm" svg:y="1.094cm" presentation:class="title" presentation:user-transformed="true">
          <draw:text-box>
            <text:p text:style-name="P1"><text:span text:style-name="T3">Now let’s examine Paul’s anti-shema</text:span></text:p>
          </draw:text-box>
        </draw:frame>
        <draw:frame draw:name="Google Shape;201;p24" presentation:style-name="pr5" draw:text-style-name="P9" draw:layer="layout" svg:width="19.552cm" svg:height="10.345cm" svg:x="3.604cm" svg:y="3.408cm" presentation:class="outline" presentation:user-transformed="true">
          <draw:text-box>
            <text:p text:style-name="P6"><text:span text:style-name="T2">[Gal 4:21 KJV] Tell me, ye that desire to be under the law, </text:span><text:span text:style-name="T4">do ye not </text:span><text:span text:style-name="T9">hear</text:span><text:span text:style-name="T4"> the law?</text:span></text:p>
            <text:p text:style-name="P7"><text:span text:style-name="T2">He’s practically mocking those who obey Torah. “Do you not hear the law?” What did Father tell us </text:span><text:span text:style-name="T5">we must do</text:span><text:span text:style-name="T2">?</text:span><text:span text:style-name="T2"><text:line-break/></text:span><text:span text:style-name="T2"><text:line-break/></text:span><text:span text:style-name="T4">HEAR AND OBEY.</text:span></text:p>
            <text:p text:style-name="P7"><text:span text:style-name="T2">[Deu 29:19 NKJV] "and so it may not happen,</text:span><text:span text:style-name="T4"> when he hears the words of this curse,</text:span><text:span text:style-name="T2"> that he blesses himself in his heart, saying, '</text:span><text:span text:style-name="T13">I shall have peace, even though I follow the dictates of my heart</text:span><text:span text:style-name="T2">'--as though the drunkard could be included with the sober.</text:span></text:p>
            <text:p text:style-name="P7"><text:span text:style-name="T2">Paulianity has you believing you’re covered even while still wicked. That you don’t need to turn and adjust your behavior lest you perish. This is a huge error and 119 Ministries is wrong - Sha’ul doesn’t have 7 laws - this is ludicrous and trying to interpret Paul’s private flawed interpretation.</text:span></text:p>
            <text:p text:style-name="P8"><text:span text:style-name="T2">What comes next in Paul’s anti-shema nails him. He hates the Father and His Torah.</text:span></text:p>
          </draw:text-box>
        </draw:frame>
        <presentation:notes draw:style-name="dp2">
          <draw:page-thumbnail draw:name="Google Shape;197;gdd7116ee61_0_196:notes" draw:style-name="gr1" draw:layer="layout" svg:width="16.932cm" svg:height="9.524cm" svg:x="1.059cm" svg:y="1.905cm" draw:page-number="12" presentation:class="page"/>
          <draw:frame draw:name="Google Shape;198;gdd7116ee61_0_196:notes" presentation:style-name="pr16" draw:text-style-name="P4" draw:layer="layout" svg:width="15.239cm" svg:height="11.429cm" svg:x="1.905cm" svg:y="12.065cm" presentation:class="notes" presentation:placeholder="true" presentation:user-transformed="true">
            <draw:text-box/>
          </draw:frame>
        </presentation:notes>
      </draw:page>
      <draw:page draw:name="Do you desire to be under the law?" draw:style-name="dp1" draw:master-page-name="TITLE_5f_AND_5f_BODY" presentation:presentation-page-layout-name="AL2T1">
        <draw:frame draw:name="Google Shape;206;p25" presentation:style-name="pr4" draw:text-style-name="P5" draw:layer="layout" svg:width="19.552cm" svg:height="2.538cm" svg:x="3.604cm" svg:y="1.094cm" presentation:class="title" presentation:user-transformed="true">
          <draw:text-box>
            <text:p text:style-name="P1"><text:span text:style-name="T3">Do you desire to be </text:span><text:span text:style-name="T12">under</text:span><text:span text:style-name="T3"> the law?</text:span></text:p>
          </draw:text-box>
        </draw:frame>
        <draw:frame draw:name="Google Shape;207;p25" presentation:style-name="pr5" draw:text-style-name="P9" draw:layer="layout" svg:width="19.552cm" svg:height="11.351cm" svg:x="3.604cm" svg:y="2.566cm" presentation:class="outline" presentation:user-transformed="true">
          <draw:text-box>
            <text:p text:style-name="P6"><text:span text:style-name="T2">[Gal 4:22-23 KJV] For it is written, that Abraham had two sons, the one by a bondmaid, the other by a freewoman. But he [who was] of the bondwoman was born after the flesh; but he of the freewoman [was] by promise.</text:span></text:p>
            <text:p text:style-name="P7"><text:span text:style-name="T2">We see Paul’s platonist tendencies here. Even though Isaac came of the promise - he was still of the flesh. He still had blood, he still lived and died. Paul’s ascetic dualism (forms from Plato) is transparent here. But there is something coming that absolutely stands against Torah.</text:span></text:p>
            <text:p text:style-name="P7"><text:span text:style-name="T2">[Gal 4:24-25 KJV] Which things are an allegory: for </text:span><text:span text:style-name="T4">these are the two covenants</text:span><text:span text:style-name="T2">; the one from the mount Sinai, which gendereth to bondage, which is Agar. For this Agar is mount Sinai in Arabia, and answereth to Jerusalem which now is, and is in bondage with her children.</text:span></text:p>
            <text:p text:style-name="P7"><text:span text:style-name="T2">There is so much wrong in this. </text:span></text:p>
            <text:list text:style-name="L5">
              <text:list-item>
                <text:p text:style-name="P7"><text:span text:style-name="T2">There are not two covenants. Ishmael was not promised the covenant. Gen 17:19b - </text:span><text:span text:style-name="T14">I will establish My covenant with him for an everlasting covenant, </text:span><text:span text:style-name="T15">and</text:span><text:span text:style-name="T14"> with his descendants after him.</text:span></text:p>
              </text:list-item>
            </text:list>
            <text:list text:style-name="L7">
              <text:list-item>
                <text:p text:style-name="P6"><text:span text:style-name="T14">The next statement grieves the Ruach within me. Sha’ul is saying that Father freed his children from bondage in Egypt to place them in bondage in the wilderness to Torah. This is </text:span><text:span text:style-name="T15">clearly</text:span><text:span text:style-name="T14"> Torah, as that was what started at Sinai with the ten words. He is calling them bondage.</text:span></text:p>
              </text:list-item>
            </text:list>
          </draw:text-box>
        </draw:frame>
        <presentation:notes draw:style-name="dp2">
          <draw:page-thumbnail draw:name="Google Shape;203;gdd7116ee61_0_203:notes" draw:style-name="gr1" draw:layer="layout" svg:width="16.932cm" svg:height="9.524cm" svg:x="1.059cm" svg:y="1.905cm" draw:page-number="13" presentation:class="page"/>
          <draw:frame draw:name="Google Shape;204;gdd7116ee61_0_203:notes" presentation:style-name="pr17" draw:text-style-name="P4" draw:layer="layout" svg:width="15.239cm" svg:height="11.429cm" svg:x="1.905cm" svg:y="12.065cm" presentation:class="notes" presentation:placeholder="true" presentation:user-transformed="true">
            <draw:text-box/>
          </draw:frame>
        </presentation:notes>
      </draw:page>
      <draw:page draw:name="Continuing the Covenant of Bondage" draw:style-name="dp1" draw:master-page-name="TITLE_5f_AND_5f_BODY" presentation:presentation-page-layout-name="AL2T1">
        <draw:frame draw:name="Google Shape;212;p26" presentation:style-name="pr4" draw:text-style-name="P5" draw:layer="layout" svg:width="19.552cm" svg:height="2.538cm" svg:x="3.604cm" svg:y="1.094cm" presentation:class="title" presentation:user-transformed="true">
          <draw:text-box>
            <text:p text:style-name="P1"><text:span text:style-name="T3">Continuing the Covenant of Bondage</text:span></text:p>
          </draw:text-box>
        </draw:frame>
        <draw:frame draw:name="Google Shape;213;p26" presentation:style-name="pr5" draw:text-style-name="P9" draw:layer="layout" svg:width="19.552cm" svg:height="11.064cm" svg:x="3.604cm" svg:y="2.648cm" presentation:class="outline" presentation:user-transformed="true">
          <draw:text-box>
            <text:p text:style-name="P6"><text:span text:style-name="T2">the one from the mount Sinai, which gendereth to bondage, which is Agar. For this Agar is mount Sinai in Arabia, and answereth to Jerusalem which now is, and is in bondage with her children.</text:span></text:p>
            <text:p text:style-name="P7"><text:span text:style-name="T2">3) This is confirmed by Paul’s alternate method of going after the ten words in 2 Corinthians. [2Co 3:6-7 NKJV] <text:s/>who also made us sufficient as ministers of the new covenant, not of the letter but of the Spirit; for the letter kills, but the Spirit gives life. But if the ministry of death, written [and] engraved on stones, was glorious, so that the children of Israel could not look steadily at the face of Moses because of the glory of his countenance, which [glory] was passing away,</text:span></text:p>
            <text:p text:style-name="P7"><text:span text:style-name="T2">Ask yourself a simple question for those of you saying Paul defends and kept Torah. Are the ten words (that Paul calls the ministry of death) bondage? That was what was given at Sinai, that was the </text:span><text:span text:style-name="T5">letters</text:span><text:span text:style-name="T2"> written with Yahweh’s own hand. The entirety of this argument is based on ascetic gnosticism. That because the letters are </text:span><text:span text:style-name="T5">physical</text:span><text:span text:style-name="T2"> they cannot bring life but only bondage. This is Platonism, that the flesh (matter) is bondage to the soul.</text:span></text:p>
            <text:p text:style-name="P8"><text:span text:style-name="T2">To believe Paul as it literally stands in any translation (and no translation doesn’t save Paul Torah keepers, he is still calling the tablets engraved by Yah </text:span><text:span text:style-name="T5">death</text:span><text:span text:style-name="T2">.) is that Paul is calling Yahweh a slave master and the weapon of bondage is the ten words given at Sinai. This isn’t the “law of sin” or the “law of death” or whatever other nonsense pro Torah teachers try to contort from Paul to uphold the vain traditions of men.</text:span></text:p>
          </draw:text-box>
        </draw:frame>
        <presentation:notes draw:style-name="dp2">
          <draw:page-thumbnail draw:name="Google Shape;209;gdd7116ee61_0_211:notes" draw:style-name="gr1" draw:layer="layout" svg:width="16.932cm" svg:height="9.524cm" svg:x="1.059cm" svg:y="1.905cm" draw:page-number="14" presentation:class="page"/>
          <draw:frame draw:name="Google Shape;210;gdd7116ee61_0_211:notes" presentation:style-name="pr18" draw:text-style-name="P4" draw:layer="layout" svg:width="15.239cm" svg:height="11.429cm" svg:x="1.905cm" svg:y="12.065cm" presentation:class="notes" presentation:placeholder="true" presentation:user-transformed="true">
            <draw:text-box/>
          </draw:frame>
        </presentation:notes>
      </draw:page>
      <draw:page draw:name="Paul has turned your ear to be filled with Satan’s wax" draw:style-name="dp1" draw:master-page-name="TITLE_5f_AND_5f_BODY" presentation:presentation-page-layout-name="AL2T1">
        <draw:frame draw:name="Google Shape;218;p27" presentation:style-name="pr4" draw:text-style-name="P5" draw:layer="layout" svg:width="19.552cm" svg:height="2.538cm" svg:x="3.604cm" svg:y="1.094cm" presentation:class="title" presentation:user-transformed="true">
          <draw:text-box>
            <text:p text:style-name="P1"><text:span text:style-name="T3">Paul has turned your ear to be filled with Satan’s wax</text:span></text:p>
          </draw:text-box>
        </draw:frame>
        <draw:frame draw:name="Google Shape;219;p27" presentation:style-name="pr5" draw:text-style-name="P9" draw:layer="layout" svg:width="19.552cm" svg:height="10.448cm" svg:x="3.604cm" svg:y="3.285cm" presentation:class="outline" presentation:user-transformed="true">
          <draw:text-box>
            <text:p text:style-name="P6"><text:span text:style-name="T2">So what happens to those who believe Paul? Exactly what I posted earlier from Deuteronomy 29. They hear the curses of disobeying Torah and believe the lie Paul spouts in Galatians 3 (again his private interpretation) </text:span><text:span text:style-name="T2"><text:line-break/></text:span><text:span text:style-name="T2"><text:line-break/></text:span><text:span text:style-name="T2">‘Messiah became the curse for us’</text:span></text:p>
            <text:p text:style-name="P7"><text:span text:style-name="T2">This is not prophesied of the suffering servant. This sort of replacement theology is also impossible. The soul that sins, it shall die. It seems as if many Christians if they just stopped and thought about what Paul is saying, they’d see the problems. If Messiah became a curse, justifying us from the curse of lawlessness allowing us to continue in lawlessness with a blind Father who only sees the Son - who redeems the one who became a curse? Does not Paul say that Yeshua is cursed for our sakes?</text:span></text:p>
            <text:p text:style-name="P8"><text:span text:style-name="T2">There’s much more that could be said here - but I want to now turn to the number of the beast and the false covering Paul tries to have you put on.</text:span></text:p>
          </draw:text-box>
        </draw:frame>
        <presentation:notes draw:style-name="dp2">
          <draw:page-thumbnail draw:name="Google Shape;215;gdd7116ee61_0_217:notes" draw:style-name="gr1" draw:layer="layout" svg:width="16.932cm" svg:height="9.524cm" svg:x="1.059cm" svg:y="1.905cm" draw:page-number="15" presentation:class="page"/>
          <draw:frame draw:name="Google Shape;216;gdd7116ee61_0_217:notes" presentation:style-name="pr19" draw:text-style-name="P4" draw:layer="layout" svg:width="15.239cm" svg:height="11.429cm" svg:x="1.905cm" svg:y="12.065cm" presentation:class="notes" presentation:placeholder="true" presentation:user-transformed="true">
            <draw:text-box/>
          </draw:frame>
        </presentation:notes>
      </draw:page>
      <draw:page draw:name="“Put on the full armor of God”?" draw:style-name="dp1" draw:master-page-name="TITLE_5f_AND_5f_BODY" presentation:presentation-page-layout-name="AL2T1">
        <draw:frame draw:name="Google Shape;224;p28" presentation:style-name="pr4" draw:text-style-name="P5" draw:layer="layout" svg:width="19.552cm" svg:height="2.538cm" svg:x="3.604cm" svg:y="1.094cm" presentation:class="title" presentation:user-transformed="true">
          <draw:text-box>
            <text:p text:style-name="P1"><text:span text:style-name="T3">“</text:span><text:span text:style-name="T3">Put on the full armor of God”?</text:span></text:p>
          </draw:text-box>
        </draw:frame>
        <draw:frame draw:name="Google Shape;225;p28" presentation:style-name="pr5" draw:text-style-name="P9" draw:layer="layout" svg:width="19.552cm" svg:height="10.941cm" svg:x="3.604cm" svg:y="2.669cm" presentation:class="outline" presentation:user-transformed="true">
          <draw:text-box>
            <text:p text:style-name="P6"><text:span text:style-name="T2">[Eph 6:10-11, 13-17 NKJV] Finally, my brethren, be strong in the Lord and in the power of His might. </text:span><text:span text:style-name="T4">Put on the whole armor of God</text:span><text:span text:style-name="T2">, that you may be able to stand against the wiles of the devil. ... Therefore take up the whole armor of God, that you may be able to withstand in the evil day, and having done all, to stand. Stand therefore, having </text:span><text:span text:style-name="T4">girded your waist with truth</text:span><text:span text:style-name="T2">, having put on the </text:span><text:span text:style-name="T4">breastplate of righteousness</text:span><text:span text:style-name="T2">, and having shod your </text:span><text:span text:style-name="T4">feet</text:span><text:span text:style-name="T2"> with the preparation of the </text:span><text:span text:style-name="T4">gospel of peace</text:span><text:span text:style-name="T2">; above all, taking the </text:span><text:span text:style-name="T4">shield of faith</text:span><text:span text:style-name="T2"> with which you will be able to quench all the fiery darts of the wicked one. And take the </text:span><text:span text:style-name="T4">helmet of salvation</text:span><text:span text:style-name="T2">, and the </text:span><text:span text:style-name="T4">sword of the Spirit</text:span><text:span text:style-name="T2">, which is the word of God;</text:span></text:p>
            <text:p text:style-name="P7"><text:span text:style-name="T2">This is again a </text:span><text:span text:style-name="T5">very</text:span><text:span text:style-name="T2"> deep passage and I used to recite this in prayer to try and have victory over strongholds I let control my life. I never understood then why I still struggled, but now I know. </text:span></text:p>
            <text:p text:style-name="P8"><text:span text:style-name="T2">I was making myself to be the most high. Let’s start with the prophecy of the false prophet from the false King Sha’ul.</text:span></text:p>
          </draw:text-box>
        </draw:frame>
        <presentation:notes draw:style-name="dp2">
          <draw:page-thumbnail draw:name="Google Shape;221;gdd7116ee61_0_222:notes" draw:style-name="gr1" draw:layer="layout" svg:width="16.932cm" svg:height="9.524cm" svg:x="1.059cm" svg:y="1.905cm" draw:page-number="16" presentation:class="page"/>
          <draw:frame draw:name="Google Shape;222;gdd7116ee61_0_222:notes" presentation:style-name="pr20" draw:text-style-name="P4" draw:layer="layout" svg:width="15.239cm" svg:height="11.429cm" svg:x="1.905cm" svg:y="12.065cm" presentation:class="notes" presentation:placeholder="true" presentation:user-transformed="true">
            <draw:text-box/>
          </draw:frame>
        </presentation:notes>
      </draw:page>
      <draw:page draw:name="“David put on my armor”" draw:style-name="dp1" draw:master-page-name="TITLE_5f_AND_5f_BODY" presentation:presentation-page-layout-name="AL2T1">
        <draw:frame draw:name="Google Shape;230;p29" presentation:style-name="pr4" draw:text-style-name="P5" draw:layer="layout" svg:width="19.552cm" svg:height="2.538cm" svg:x="3.604cm" svg:y="1.094cm" presentation:class="title" presentation:user-transformed="true">
          <draw:text-box>
            <text:p text:style-name="P1"><text:span text:style-name="T3">“</text:span><text:span text:style-name="T3">David put on my armor”</text:span></text:p>
          </draw:text-box>
        </draw:frame>
        <draw:frame draw:name="Google Shape;231;p29" presentation:style-name="pr5" draw:text-style-name="P9" draw:layer="layout" svg:width="19.552cm" svg:height="11.248cm" svg:x="3.604cm" svg:y="2.587cm" presentation:class="outline" presentation:user-transformed="true">
          <draw:text-box>
            <text:p text:style-name="P6"><text:span text:style-name="T2">[1Sa 17:38-39 NKJV] </text:span><text:span text:style-name="T4">So Saul clothed David with his armor</text:span><text:span text:style-name="T2">, and he put a bronze helmet on his head; he also clothed him with a coat of mail. David fastened his sword to his armor and tried to walk, for he had not tested [them]. And David said to Saul, "</text:span><text:span text:style-name="T4">I cannot walk with these, for I have not tested [them]." So David took them off.</text:span></text:p>
            <text:p text:style-name="P7"><text:span text:style-name="T2">How powerful a statement that David TOOK OFF SAUL’S ARMOR. So to - we must take that armor off to truly walk in righteousness. </text:span></text:p>
            <text:p text:style-name="P8"><text:span text:style-name="T2">What convinced me however that Paul was trying to elevate himself to God was what Paul plagiarized to create his “armor of God”.</text:span></text:p>
          </draw:text-box>
        </draw:frame>
        <presentation:notes draw:style-name="dp2">
          <draw:page-thumbnail draw:name="Google Shape;227;gdd7116ee61_0_228:notes" draw:style-name="gr1" draw:layer="layout" svg:width="16.932cm" svg:height="9.524cm" svg:x="1.059cm" svg:y="1.905cm" draw:page-number="17" presentation:class="page"/>
          <draw:frame draw:name="Google Shape;228;gdd7116ee61_0_228:notes" presentation:style-name="pr21" draw:text-style-name="P4" draw:layer="layout" svg:width="15.239cm" svg:height="11.429cm" svg:x="1.905cm" svg:y="12.065cm" presentation:class="notes" presentation:placeholder="true" presentation:user-transformed="true">
            <draw:text-box/>
          </draw:frame>
        </presentation:notes>
      </draw:page>
      <draw:page draw:name="Yeshua will wear His armor" draw:style-name="dp1" draw:master-page-name="TITLE_5f_AND_5f_BODY" presentation:presentation-page-layout-name="AL2T1">
        <draw:frame draw:name="Google Shape;236;p30" presentation:style-name="pr4" draw:text-style-name="P5" draw:layer="layout" svg:width="19.552cm" svg:height="2.538cm" svg:x="3.604cm" svg:y="1.094cm" presentation:class="title" presentation:user-transformed="true">
          <draw:text-box>
            <text:p text:style-name="P1"><text:span text:style-name="T3">Yeshua will wear His armor</text:span></text:p>
          </draw:text-box>
        </draw:frame>
        <draw:frame draw:name="Google Shape;237;p30" presentation:style-name="pr5" draw:text-style-name="P9" draw:layer="layout" svg:width="19.552cm" svg:height="11.351cm" svg:x="3.604cm" svg:y="2.463cm" presentation:class="outline" presentation:user-transformed="true">
          <draw:text-box>
            <text:p text:style-name="P6"><text:span text:style-name="T2">Wisdom of Solomon 5:14-23</text:span><text:span text:style-name="T2"><text:line-break/></text:span><text:span text:style-name="T14">For the hope of the ungodly is like dust that is blown away with the wind; like a thin froth that is driven away with the storm; like as the smoke which is dispersed here and there with a tempest, and passeth away as the remembrance of a guest that tarrieth but a day. But the righteous live for evermore; their reward also is with the Lord, and the care of them is with the most High. Therefore shall they receive a glorious kingdom, and a beautiful crown from the Lord's hand: for with his right hand shall he cover them, and with his arm shall he protect them. He shall take to him his jealousy for complete armour, and make the creature his weapon for the revenge of his enemies. He shall put on </text:span><text:span text:style-name="T16">righteousness as a breastplate</text:span><text:span text:style-name="T14">, and </text:span><text:span text:style-name="T16">true judgment instead of an helmet</text:span><text:span text:style-name="T14">. He shall take </text:span><text:span text:style-name="T16">holiness for an invincible shield</text:span><text:span text:style-name="T14">. His </text:span><text:span text:style-name="T16">severe wrath shall he sharpen for a sword</text:span><text:span text:style-name="T14">, and the world shall fight with him against the unwise. Then shall the right aiming thunderbolts go abroad; and from the clouds, as from a well drawn bow, shall they fly to the mark. And hailstones full of wrath shall be cast as out of a stone bow, and the water of the sea shall rage against them, and the floods shall cruelly drown them. Yea, a mighty wind shall stand up against them, and like a storm shall blow them away: thus iniquity shall lay waste the whole earth, and ill dealing shall overthrow the thrones of the mighty.</text:span></text:p>
            <text:p text:style-name="P7"><text:span text:style-name="T14">It’s YESHUA that will wear his armor on the last day to CRUSH THE UNGODLY. Paul is trying to set you up for FAILURE, and the occasional victory you WILL HAVE by the Father’s mercy you will credit SAUL’S ARMOR.</text:span></text:p>
            <text:p text:style-name="P8"><text:span text:style-name="T2"/></text:p>
          </draw:text-box>
        </draw:frame>
        <presentation:notes draw:style-name="dp2">
          <draw:page-thumbnail draw:name="Google Shape;233;gdd7116ee61_0_234:notes" draw:style-name="gr1" draw:layer="layout" svg:width="16.932cm" svg:height="9.524cm" svg:x="1.059cm" svg:y="1.905cm" draw:page-number="18" presentation:class="page"/>
          <draw:frame draw:name="Google Shape;234;gdd7116ee61_0_234:notes" presentation:style-name="pr22" draw:text-style-name="P4" draw:layer="layout" svg:width="15.239cm" svg:height="11.429cm" svg:x="1.905cm" svg:y="12.065cm" presentation:class="notes" presentation:placeholder="true" presentation:user-transformed="true">
            <draw:text-box/>
          </draw:frame>
        </presentation:notes>
      </draw:page>
      <draw:page draw:name="What Father revealed to me through friends" draw:style-name="dp1" draw:master-page-name="TITLE_5f_AND_5f_BODY" presentation:presentation-page-layout-name="AL2T1">
        <draw:frame draw:name="Google Shape;242;p31" presentation:style-name="pr4" draw:text-style-name="P5" draw:layer="layout" svg:width="19.552cm" svg:height="2.538cm" svg:x="3.604cm" svg:y="1.094cm" presentation:class="title" presentation:user-transformed="true">
          <draw:text-box>
            <text:p text:style-name="P1"><text:span text:style-name="T3">What Father revealed to me through friends</text:span></text:p>
          </draw:text-box>
        </draw:frame>
        <draw:frame draw:name="Google Shape;243;p31" presentation:style-name="pr5" draw:text-style-name="P9" draw:layer="layout" svg:width="19.552cm" svg:height="10.838cm" svg:x="3.604cm" svg:y="2.771cm" presentation:class="outline" presentation:user-transformed="true">
          <draw:text-box>
            <text:p text:style-name="P6"><text:span text:style-name="T2">A brother showed me something </text:span><text:span text:style-name="T5">very</text:span><text:span text:style-name="T2"> interesting with the Hebrew equivalent for Paul - Pa’al.</text:span><text:span text:style-name="T2"><text:line-break/></text:span><text:span text:style-name="T2"><text:line-break/></text:span><text:span text:style-name="T2">It’s Strong’s number is H</text:span><text:span text:style-name="T4">6</text:span><text:span text:style-name="T2">4</text:span><text:span text:style-name="T4">66 </text:span><text:span text:style-name="T2">- This is weird enough, especially given that I know that Paul was the antichrist that brought lawlessness to the whole world. Pa’al typically means one who works iniquity. The Ruach led me to look up some other things. </text:span><text:span text:style-name="T4">H666</text:span><text:span text:style-name="T2"> and </text:span><text:span text:style-name="T4">H6666</text:span><text:span text:style-name="T2">.</text:span><text:span text:style-name="T2"><text:line-break/></text:span><text:span text:style-name="T2"><text:line-break/></text:span><text:span text:style-name="T4">H666</text:span><text:span text:style-name="T2"> - </text:span><text:span text:style-name="T17">אֲפֵר</text:span><text:span text:style-name="T17"> </text:span><text:span text:style-name="T17">APER</text:span><text:span text:style-name="T18"> </text:span><text:span text:style-name="T18"><text:line-break/></text:span><text:span text:style-name="T4">covering, bandage</text:span></text:p>
            <text:p text:style-name="P7"><text:span text:style-name="T4">H6666 - </text:span><text:span text:style-name="T17">צְדָקָה</text:span><text:span text:style-name="T17"> </text:span><text:span text:style-name="T17">- </text:span><text:span text:style-name="T15">ṣᵊḏāqâ</text:span><text:span text:style-name="T15"><text:line-break/></text:span><text:span text:style-name="T16">Righteousness</text:span></text:p>
            <text:p text:style-name="P7"><text:span text:style-name="T14">There’s no way this is a coincidence. Paul’s “</text:span><text:span text:style-name="T16">shield of faith</text:span><text:span text:style-name="T14">” is </text:span><text:span text:style-name="T16">H666 (covering)</text:span><text:span text:style-name="T14"> + </text:span><text:span text:style-name="T16">H6666 (righteousness)</text:span><text:span text:style-name="T14"> taught by </text:span><text:span text:style-name="T16">H6466 (pa’al)</text:span><text:span text:style-name="T14">. To believe and accept this in your heart and not turn from lawlessness is to take the mark </text:span><text:span text:style-name="T15">spiritually. </text:span><text:span text:style-name="T14">To put this another way…</text:span></text:p>
            <text:p text:style-name="P8"><text:span text:style-name="T19">Imputed righteousness is the spiritual mark of the beast.</text:span></text:p>
          </draw:text-box>
        </draw:frame>
        <presentation:notes draw:style-name="dp2">
          <draw:page-thumbnail draw:name="Google Shape;239;gdd7116ee61_0_241:notes" draw:style-name="gr1" draw:layer="layout" svg:width="16.932cm" svg:height="9.524cm" svg:x="1.059cm" svg:y="1.905cm" draw:page-number="19" presentation:class="page"/>
          <draw:frame draw:name="Google Shape;240;gdd7116ee61_0_241:notes" presentation:style-name="pr23" draw:text-style-name="P4" draw:layer="layout" svg:width="15.239cm" svg:height="11.429cm" svg:x="1.905cm" svg:y="12.065cm" presentation:class="notes" presentation:placeholder="true" presentation:user-transformed="true">
            <draw:text-box/>
          </draw:frame>
        </presentation:notes>
      </draw:page>
      <draw:page draw:name="The Jabber Wocky" draw:style-name="dp1" draw:master-page-name="TITLE_5f_AND_5f_BODY" presentation:presentation-page-layout-name="AL2T1">
        <draw:frame draw:name="Google Shape;248;p32" presentation:style-name="pr4" draw:text-style-name="P5" draw:layer="layout" svg:width="19.552cm" svg:height="2.538cm" svg:x="3.604cm" svg:y="1.094cm" presentation:class="title" presentation:user-transformed="true">
          <draw:text-box>
            <text:p text:style-name="P1"><text:span text:style-name="T3">The Jabber Wocky</text:span></text:p>
          </draw:text-box>
        </draw:frame>
        <draw:frame draw:name="Google Shape;249;p32" presentation:style-name="pr5" draw:text-style-name="P9" draw:layer="layout" svg:width="19.552cm" svg:height="10.777cm" svg:x="3.604cm" svg:y="2.566cm" presentation:class="outline" presentation:user-transformed="true">
          <draw:text-box>
            <text:p text:style-name="P6"><text:span text:style-name="T2">One could avoid the </text:span><text:span text:style-name="T5">physical</text:span><text:span text:style-name="T2"> mark (and we should all know what that is by now) but if they partake in the </text:span><text:span text:style-name="T5">spiritual</text:span><text:span text:style-name="T2"> mark, fully ingesting it into their heart - they will be shut out of the Kingdom still. Thrown into the lake of fire.</text:span></text:p>
            <text:p text:style-name="P7"><text:span text:style-name="T2">It won’t matter that you avoided having your DNA altered by witchcraft called medicine. If you partake in the lawless theological philosophy of Sha’ul and eat it like one eats bread, you are destined for the lake of fire.</text:span></text:p>
            <text:p text:style-name="P7"><text:span text:style-name="T2">This is truth from scripture - and for those in the comment section, I expect your challenges to be from scripture </text:span><text:span text:style-name="T5">outside of Paul’s writings</text:span><text:span text:style-name="T2">. If Paul is truly a prophet of Yahweh?</text:span></text:p>
            <text:p text:style-name="P7"><text:span text:style-name="T2">You should be able to defend everything he says from the Torah and the Prophets.</text:span></text:p>
            <text:p text:style-name="P7"><text:span text:style-name="T2">[Amo 3:7 NKJV] Surely the Lord GOD does nothing, Unless He reveals His secret to His servants the prophets.</text:span></text:p>
            <text:p text:style-name="P7"><text:span text:style-name="T2">He doesn’t give private interpretation to ANY PROPHET.</text:span></text:p>
            <text:p text:style-name="P8"><text:span text:style-name="T2">[2Pe 1:20-21 NKJV] knowing this first, that no prophecy of Scripture is of any private interpretation, <text:s/>for prophecy never came by the will of man, but holy men of God spoke [as they were] moved by the Holy Spirit.</text:span></text:p>
          </draw:text-box>
        </draw:frame>
        <presentation:notes draw:style-name="dp2">
          <draw:page-thumbnail draw:name="Google Shape;245;gdd7116ee61_0_250:notes" draw:style-name="gr1" draw:layer="layout" svg:width="16.932cm" svg:height="9.524cm" svg:x="1.059cm" svg:y="1.905cm" draw:page-number="20" presentation:class="page"/>
          <draw:frame draw:name="Google Shape;246;gdd7116ee61_0_250:notes" presentation:style-name="pr2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6.0.5.2$Linux_X86_64 LibreOffice_project/</meta:generator>
  </office:meta>
</office:document-meta>
</file>